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9ce7f" officeooo:paragraph-rsid="000a1258"/>
    </style:style>
    <style:style style:name="P2" style:family="paragraph" style:parent-style-name="Standard">
      <style:text-properties officeooo:rsid="000b32d6" officeooo:paragraph-rsid="000b32d6"/>
    </style:style>
    <style:style style:name="P3" style:family="paragraph" style:parent-style-name="Standard">
      <style:text-properties fo:font-weight="bold" officeooo:rsid="000b32d6" officeooo:paragraph-rsid="000b32d6" style:font-weight-asian="bold" style:font-weight-complex="bold"/>
    </style:style>
    <style:style style:name="P4" style:family="paragraph" style:parent-style-name="Standard">
      <style:text-properties fo:font-weight="bold" officeooo:rsid="000b32d6" officeooo:paragraph-rsid="0010dffc" style:font-weight-asian="bold" style:font-weight-complex="bold"/>
    </style:style>
    <style:style style:name="P5" style:family="paragraph" style:parent-style-name="Standard">
      <style:text-properties fo:font-weight="bold" officeooo:rsid="0010dffc" officeooo:paragraph-rsid="0010dffc" style:font-weight-asian="bold" style:font-weight-complex="bold"/>
    </style:style>
    <style:style style:name="P6" style:family="paragraph" style:parent-style-name="Standard">
      <style:paragraph-properties fo:break-before="page"/>
      <style:text-properties officeooo:rsid="000b32d6" officeooo:paragraph-rsid="000b32d6"/>
    </style:style>
    <style:style style:name="T1" style:family="text">
      <style:text-properties style:font-name="sans-serif" fo:font-size="12.75pt"/>
    </style:style>
    <style:style style:name="T2" style:family="text">
      <style:text-properties style:font-name="sans-serif" fo:font-size="12.75pt" officeooo:rsid="000bf9db"/>
    </style:style>
    <style:style style:name="T3" style:family="text">
      <style:text-properties style:font-name="sans-serif" fo:font-size="12.75pt" fo:font-weight="bold" style:font-weight-asian="bold" style:font-weight-complex="bold"/>
    </style:style>
    <style:style style:name="T4" style:family="text">
      <style:text-properties style:font-name="sans-serif" fo:font-size="12.75pt" fo:font-weight="bold" officeooo:rsid="000bf9db" style:font-weight-asian="bold" style:font-weight-complex="bold"/>
    </style:style>
    <style:style style:name="T5" style:family="text">
      <style:text-properties style:font-name="sans-serif" fo:font-size="12.75pt" officeooo:rsid="000db29c"/>
    </style:style>
    <style:style style:name="T6" style:family="text">
      <style:text-properties style:font-name="sans-serif" fo:font-size="12.75pt" officeooo:rsid="000fa981"/>
    </style:style>
    <style:style style:name="T7" style:family="text">
      <style:text-properties style:font-name="sans-serif" fo:font-size="12.75pt" fo:font-weight="normal" style:font-weight-asian="normal" style:font-weight-complex="normal"/>
    </style:style>
    <style:style style:name="T8" style:family="text">
      <style:text-properties style:font-name="sans-serif" fo:font-size="12.75pt" fo:font-weight="normal" officeooo:rsid="0012b649" style:font-weight-asian="normal" style:font-weight-complex="normal"/>
    </style:style>
    <style:style style:name="T9" style:family="text">
      <style:text-properties style:font-name="sans-serif" fo:font-size="12.75pt" fo:font-weight="normal" officeooo:rsid="0014ae0b" style:font-weight-asian="normal" style:font-weight-complex="normal"/>
    </style:style>
    <style:style style:name="T10" style:family="text">
      <style:text-properties style:font-name="sans-serif" fo:font-size="12.75pt" fo:font-weight="normal" officeooo:rsid="0016226e" style:font-weight-asian="normal" style:font-weight-complex="normal"/>
    </style:style>
    <style:style style:name="T11" style:family="text">
      <style:text-properties style:font-name="sans-serif" fo:font-size="12.75pt" fo:font-weight="normal" officeooo:rsid="0017e601" style:font-weight-asian="normal" style:font-weight-complex="normal"/>
    </style:style>
    <style:style style:name="T12" style:family="text">
      <style:text-properties style:font-name="sans-serif" fo:font-size="12.75pt" fo:font-weight="normal" officeooo:rsid="00182875" style:font-weight-asian="normal" style:font-weight-complex="normal"/>
    </style:style>
    <style:style style:name="T13" style:family="text">
      <style:text-properties style:font-name="sans-serif" fo:font-size="12.75pt" fo:font-weight="normal" officeooo:rsid="0019ea13"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In your report, you should cover:</text:span></text:p>
      <text:p text:style-name="P1"><text:span text:style-name="T1"/></text:p>
      <text:p text:style-name="P1">•<text:span text:style-name="T1">The aim and specific objectives of your developed artefact, including some motivation as to why this artefact has some significance;</text:span></text:p>
      <text:p text:style-name="P1"><text:span text:style-name="T1"/></text:p>
      <text:p text:style-name="P1">•<text:span text:style-name="T1">Related work, referring to other researchers’ workson a similartask, and discussing thesein the direct context to your work;</text:span></text:p>
      <text:p text:style-name="P1"/>
      <text:p text:style-name="P1">•<text:span text:style-name="T1">The concept of your system architecture and the choice of algorithms or components you made to develop your artefact. You should back your justification with academic references to make a clear argument for your design choices;</text:span></text:p>
      <text:p text:style-name="P1"><text:span text:style-name="T1"/></text:p>
      <text:p text:style-name="P1">•<text:span text:style-name="T1">The evaluation of the artefact using appropriate quantitative methodology. Your evaluation must be focused on your chosen focus area, i.e. either perception, navigation or coordination. You must adopt suitable evaluation metrics and methodologies established in the field, reflecting the chosen focus area.</text:span></text:p>
      <text:p text:style-name="P1"><text:span text:style-name="T1"/></text:p>
      <text:p text:style-name="P1"><text:span text:style-name="T1">The report must not exceed 4 pages following the style guidelines, including all references. You are encouraged to include appropriate figures and plots in your work. You are advised to look at the style and structure of existing research publications.</text:span></text:p>
      <text:p text:style-name="P1"><text:span text:style-name="T1"/></text:p>
      <text:p text:style-name="P2"><text:span text:style-name="T1"/></text:p>
      <text:p text:style-name="P6"><text:span text:style-name="T1">Packages:</text:span></text:p>
      <text:p text:style-name="P2"><text:span text:style-name="T3">RT</text:span><text:span text:style-name="T4">A</text:span><text:span text:style-name="T3">Bmap</text:span><text:span text:style-name="T1"> – </text:span><text:span text:style-name="T2">was initially going to use RTAB to build a 3D map of the environment but RTAB uses camera to build the map which was a problem because the only camera on the robot was facing down on the ground, which meant that RTAB </text:span><text:span text:style-name="T5">could not be used to build a map. RTAB also had a problem in which if it detected objects that have been deteted before in a certain location then the map created using RTAB </text:span><text:span text:style-name="T6">is wrong. Which was a problem with the repeated patterns of the ground.</text:span></text:p>
      <text:p text:style-name="P4"><text:span text:style-name="T1">Pointcloud to laserscan –</text:span><text:span text:style-name="T7"> </text:span><text:span text:style-name="T8">original package used to change velodyne pointcloud to laserscan, however it did not work, this may have been due to the velodyne point cloud received data from multiple rings. Little documentation on the package caused an inabilitiy to use it prop[erly and convert data.</text:span></text:p>
      <text:p text:style-name="P5"><text:span text:style-name="T1">Velodyne-laserscan –</text:span><text:span text:style-name="T7"> </text:span><text:span text:style-name="T8">another package was used to try and </text:span><text:span text:style-name="T9">extract laserscan data from the </text:span><text:span text:style-name="T10">specific </text:span><text:span text:style-name="T9">rings of the </text:span><text:span text:style-name="T10">velodyne. This package worked a lot better than the the pointcloud to laserscan and treated the ring specified as a laserscan.</text:span></text:p>
      <text:p text:style-name="P4"><text:span text:style-name="T1">Gmapping with velodyne </text:span><text:span text:style-name="T7">–</text:span><text:span text:style-name="T1"> </text:span><text:span text:style-name="T10">using the velodyne-laserscan package, </text:span><text:span text:style-name="T11">gmapping was edited to tuse the velodyne scan, however this caused an issued where the chosen ring was either too big or too small. Because of the way gmapping creates the map, when the velodyne scan hit the floor gmapping would mark that area as a boarder of the environment instead of a free area.</text:span></text:p>
      <text:p text:style-name="P3"><text:span text:style-name="T1">Loam velodyne –</text:span><text:span text:style-name="T7"> </text:span><text:span text:style-name="T11">is a package that creates a 3D map of the environment using the pointcloud from velodyne. However documentation present on the package all talked about </text:span><text:span text:style-name="T12">how to implement the package with a bag file. There are </text:span><text:span text:style-name="T13">scenarios where this would be suitable, however for this sceario it was not suitable as the robot would have to record data of all the topics while going throught the environment and saved to a bag file which is then read by the package and creates a map from the data read.</text:span></text:p>
      <text:p text:style-name="P3"><text:span text:style-name="T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9T14:20:23.731922227</meta:creation-date>
    <dc:date>2019-11-29T19:39:34.140779015</dc:date>
    <meta:editing-duration>PT4M28S</meta:editing-duration>
    <meta:editing-cycles>1</meta:editing-cycles>
    <meta:generator>LibreOffice/5.1.6.2$Linux_X86_64 LibreOffice_project/10m0$Build-2</meta:generator>
    <meta:document-statistic meta:table-count="0" meta:image-count="0" meta:object-count="0" meta:page-count="2" meta:paragraph-count="12" meta:word-count="491" meta:character-count="2953" meta:non-whitespace-character-count="2469"/>
  </office:meta>
</office:document-meta>
</file>